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80000015E6B6D81A6674095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cfd0"/>
    </style:style>
    <style:style style:name="P2" style:family="paragraph" style:parent-style-name="Title">
      <style:text-properties fo:font-size="22pt" style:font-size-asian="22pt" style:font-size-complex="22pt"/>
    </style:style>
    <style:style style:name="P3" style:family="paragraph" style:parent-style-name="Heading_20_1">
      <style:text-properties officeooo:rsid="0004cfd0" officeooo:paragraph-rsid="0004cf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tzerschnittstellen</text:p>
      <text:h text:style-name="P3" text:outline-level="1">Hauptmenü</text:h>
      <text:p text:style-name="P1"><draw:frame draw:style-name="fr1" draw:name="Bild1" text:anchor-type="paragraph" svg:width="11.091cm" svg:height="3.704cm" draw:z-index="0"><draw:image xlink:href="Pictures/10000201000004180000015E6B6D81A6674095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0:07:41.339000000</meta:creation-date>
    <dc:date>2020-04-02T10:55:14.569000000</dc:date>
    <meta:editing-duration>PT1M27S</meta:editing-duration>
    <meta:editing-cycles>2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2" meta:word-count="2" meta:character-count="29" meta:non-whitespace-character-count="29"/>
  </office:meta>
</office:document-meta>
</file>